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20000021D3B9B511C5DE7F0B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fo:keep-with-next="alway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3*"/>
    </style:style>
    <style:style style:name="Table3.C" style:family="table-column">
      <style:table-column-properties style:column-width="1.829cm" style:rel-column-width="6814*"/>
    </style:style>
    <style:style style:name="Table3.A1" style:family="table-cell">
      <style:table-cell-properties fo:padding="0.097cm" fo:border="none"/>
    </style:style>
    <style:style style:name="Tableau2" style:family="table" style:master-page-name="standard_20_paysage">
      <style:table-properties style:width="23.94cm" style:page-number="auto" table:align="margins" fo:keep-with-next="always"/>
    </style:style>
    <style:style style:name="Tableau2.A" style:family="table-column">
      <style:table-column-properties style:column-width="2.087cm" style:rel-column-width="5712*"/>
    </style:style>
    <style:style style:name="Tableau2.B" style:family="table-column">
      <style:table-column-properties style:column-width="3.18cm" style:rel-column-width="8706*"/>
    </style:style>
    <style:style style:name="Tableau2.C" style:family="table-column">
      <style:table-column-properties style:column-width="3.027cm" style:rel-column-width="8286*"/>
    </style:style>
    <style:style style:name="Tableau2.D" style:family="table-column">
      <style:table-column-properties style:column-width="8.472cm" style:rel-column-width="23192*"/>
    </style:style>
    <style:style style:name="Tableau2.E" style:family="table-column">
      <style:table-column-properties style:column-width="7.174cm" style:rel-column-width="19639*"/>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3.931cm" style:rel-column-width="51908*"/>
    </style:style>
    <style:style style:name="Tableau3.B" style:family="table-column">
      <style:table-column-properties style:column-width="1.829cm" style:rel-column-width="6813*"/>
    </style:style>
    <style:style style:name="Tableau3.C" style:family="table-column">
      <style:table-column-properties style:column-width="1.829cm" style:rel-column-width="6814*"/>
    </style:style>
    <style:style style:name="Tableau3.A1" style:family="table-cell">
      <style:table-cell-properties style:vertical-align="" fo:padding="0.097cm" fo:border="none"/>
    </style:style>
    <style:style style:name="Tableau3.B1" style:family="table-cell">
      <style:table-cell-properties fo:padding="0.097cm" fo:border="none"/>
    </style:style>
    <style:style style:name="Tableau3.C1" style:family="table-cell">
      <style:table-cell-properties fo:padding="0.097cm" fo:border="none"/>
    </style:style>
    <style:style style:name="Tableau3.A2" style:family="table-cell">
      <style:table-cell-properties fo:padding="0.097cm" fo:border="none"/>
    </style:style>
    <style:style style:name="Tableau3.B2" style:family="table-cell">
      <style:table-cell-properties fo:padding="0.097cm" fo:border="none"/>
    </style:style>
    <style:style style:name="Tableau3.C2"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3.931cm" style:rel-column-width="51908*"/>
    </style:style>
    <style:style style:name="Tableau4.B" style:family="table-column">
      <style:table-column-properties style:column-width="1.829cm" style:rel-column-width="6813*"/>
    </style:style>
    <style:style style:name="Tableau4.C" style:family="table-column">
      <style:table-column-properties style:column-width="1.829cm" style:rel-column-width="6814*"/>
    </style:style>
    <style:style style:name="Tableau4.A1" style:family="table-cell">
      <style:table-cell-properties style:vertical-align="" fo:padding="0.097cm" fo:border="none"/>
    </style:style>
    <style:style style:name="Tableau4.B1" style:family="table-cell">
      <style:table-cell-properties fo:padding="0.097cm" fo:border="none"/>
    </style:style>
    <style:style style:name="Tableau4.C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3*"/>
    </style:style>
    <style:style style:name="Tableau5.C" style:family="table-column">
      <style:table-column-properties style:column-width="1.829cm" style:rel-column-width="6814*"/>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3*"/>
    </style:style>
    <style:style style:name="Tableau6.C" style:family="table-column">
      <style:table-column-properties style:column-width="1.829cm" style:rel-column-width="6814*"/>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6" style:family="paragraph" style:parent-style-name="Table_20_Heading">
      <style:text-properties style:font-name="FreeSerif" style:font-size-asian="10.5pt"/>
    </style:style>
    <style:style style:name="P7" style:family="paragraph" style:parent-style-name="Text_20_body">
      <style:paragraph-properties fo:text-align="start" style:justify-single-word="false"/>
    </style:style>
    <style:style style:name="P8" style:family="paragraph" style:parent-style-name="Text_20_body">
      <style:text-properties officeooo:paragraph-rsid="00160b81"/>
    </style:style>
    <style:style style:name="P9" style:family="paragraph" style:parent-style-name="Text_20_body">
      <style:text-properties officeooo:paragraph-rsid="001dceef"/>
    </style:style>
    <style:style style:name="P10" style:family="paragraph" style:parent-style-name="code">
      <style:text-properties fo:font-size="9pt" style:font-size-asian="9pt" style:font-size-complex="9pt"/>
    </style:style>
    <style:style style:name="P11" style:family="paragraph" style:parent-style-name="Text_20_body" style:list-style-name="L2"/>
    <style:style style:name="P12" style:family="paragraph" style:parent-style-name="Heading_20_1" style:master-page-name="Standard">
      <style:paragraph-properties style:page-number="auto"/>
    </style:style>
    <style:style style:name="P13" style:family="paragraph" style:parent-style-name="Heading_20_1">
      <style:paragraph-properties fo:break-before="page"/>
    </style:style>
    <style:style style:name="P14" style:family="paragraph" style:parent-style-name="Table_20_Contents">
      <style:paragraph-properties fo:text-align="justify" style:justify-single-word="false"/>
      <style:text-properties style:font-name="FreeSerif" style:font-size-asian="10.5pt"/>
    </style:style>
    <style:style style:name="P15" style:family="paragraph" style:parent-style-name="enum" style:list-style-name="L1"/>
    <style:style style:name="P16" style:family="paragraph" style:parent-style-name="enum" style:list-style-name="L1">
      <style:text-properties fo:font-weight="normal" style:font-weight-asian="normal" style:font-weight-complex="normal"/>
    </style:style>
    <style:style style:name="P17" style:family="paragraph" style:parent-style-name="enum" style:list-style-name="L1">
      <style:text-properties officeooo:rsid="0018e801" officeooo:paragraph-rsid="0018e801"/>
    </style:style>
    <style:style style:name="P18"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19" style:family="paragraph" style:parent-style-name="enum" style:list-style-name="L1">
      <style:text-properties fo:language="fr" fo:country="CA" style:language-asian="zh" style:country-asian="CN" style:language-complex="ar" style:country-complex="SA"/>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01f8064" style:font-weight-asian="bold" style:font-weight-complex="bold"/>
    </style:style>
    <style:style style:name="T6" style:family="text">
      <style:text-properties officeooo:rsid="0014d372"/>
    </style:style>
    <style:style style:name="T7" style:family="text">
      <style:text-properties officeooo:rsid="00160b81"/>
    </style:style>
    <style:style style:name="T8" style:family="text">
      <style:text-properties officeooo:rsid="001863f4"/>
    </style:style>
    <style:style style:name="T9" style:family="text">
      <style:text-properties officeooo:rsid="0019225b"/>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2 – Automne <text:span text:style-name="T9">2018</text:span></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291cm" svg:y="0cm" svg:width="5.3cm" draw:z-index="0"><draw:text-box fo:min-height="5.934cm"><text:p text:style-name="Illustration"><draw:frame draw:style-name="fr2" draw:name="images1" text:anchor-type="paragraph" svg:width="5.3cm" svg:height="5.577cm" draw:z-index="1"><draw:image xlink:href="Pictures/10000201000002020000021D3B9B511C5DE7F0B8.png" xlink:type="simple" xlink:show="embed" xlink:actuate="onLoad" loext:mime-type="image/png"/></draw:frame>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text:span text:style-name="T6">u</text:span>s visuels à haute fréquence. Il a entendu parler de vos connaissances approfondies en système<text:span text:style-name="T6">s</text:span> parallèle<text:span text:style-name="T6">s</text:span> et a besoin de votre aide pour concevoir une animation graphique basée sur une série de Taylor pour son protocole d'expérimentation. Un stagiaire a réalisé l'algorithme série. Or, les performances ne sont pas suffisantes pour l'expérience. <text:span text:style-name="T4">Il vous demande s'il est possible d'obtenir une meilleure performance en parallélisant cette animation</text:span>. Vous proposez de comparer la parallélisation du code avec <text:span text:style-name="T4">OpenMP</text:span> sur l'UCT d'un ordinateur à mémoire partagée de 4 processeurs à 2 fils <text:span text:style-name="T3">HyperThread</text:span> chacun et les performances obtenues avec <text:span text:style-name="T4">OpenCL</text:span> sur un processeur graphique.</text:p>
      <text:p text:style-name="Text_20_body">Avant de commencer, vous décidez d'évaluer l'effet d'erreurs de programmation courantes sur les performances d'un algorithme parallèle. Votre collègue vous suggère d'utiliser les <text:span text:style-name="T4">compteurs matériels</text:span> du processeur pour comprendre les causes exactes du comportement du système. </text:p>
      <text:p text:style-name="Heading_20_1_20_-_20_no_20_caption">Informations techniques</text:p>
      <text:list xml:id="list329920685" text:style-name="L1">
        <text:list-item>
          <text:p text:style-name="P15">Répondez directement dans le questionnaire ODT avec LibreOffice ou OpenOffice.</text:p>
        </text:list-item>
        <text:list-item>
          <text:p text:style-name="P15">La correction se fera directement dans le document électronique <text:span text:style-name="T8">ODT.</text:span></text:p>
        </text:list-item>
        <text:list-item>
          <text:p text:style-name="P15">Le questionnaire rempli et le code doivent être remis par Moodle <text:span text:style-name="T4">dans une archive tar.gz :</text:span></text:p>
          <text:list>
            <text:list-item>
              <text:list>
                <text:list-item>
                  <text:p text:style-name="P16">Utilisez la commande « make dist » pour générer l'archive tar.gz.</text:p>
                </text:list-item>
                <text:list-item>
                  <text:p text:style-name="P16">Glissez le questionnaire rempli dans l'archive.</text:p>
                </text:list-item>
                <text:list-item>
                  <text:p text:style-name="P16">Pas de .zip, pas de .7z et pas de .tar : seulement le .tar.gz qui est généré par la commance « make dist » avec le rapport glissé à l'intérieur.</text:p>
                </text:list-item>
              </text:list>
            </text:list-item>
          </text:list>
        </text:list-item>
        <text:list-item>
          <text:p text:style-name="P15">Une seule personne de l'équipe doit effectuer la remise sur Moodle.</text:p>
        </text:list-item>
        <text:list-item>
          <text:p text:style-name="P17"><text:soft-page-break/>Vérifiez que l'archive remise contient tous les fichiers nécessaires.</text:p>
        </text:list-item>
        <text:list-item>
          <text:p text:style-name="P15">Avant la remise, faites <text:span text:style-name="technical">make clean</text:span> et supprimez les images.</text:p>
        </text:list-item>
        <text:list-item>
          <text:p text:style-name="P15">Pour obtenir les mesures de performance, compilez avec l'optimisation -O2 (valeur par défaut).</text:p>
        </text:list-item>
        <text:list-item>
          <text:p text:style-name="P18">Recommencez une expérience si vous jugez que les données sont anormales.</text:p>
        </text:list-item>
        <text:list-item>
          <text:p text:style-name="P18">Utilisez les machines du laboratoire pour obtenir vos résultats.</text:p>
        </text:list-item>
        <text:list-item>
          <text:p text:style-name="P19">10% de la note finale peut être enlevée pour la mauvaise qualité de la langue, soit 1% par faute.</text:p>
        </text:list-item>
        <text:list-item>
          <text:p text:style-name="P15"><text:span text:style-name="T1">La correction s'effectue avec l'option de compilation </text:span><text:span text:style-name="technical"><text:span text:style-name="T1">-Wall</text:span></text:span> (valeur par défaut).</text:p>
        </text:list-item>
        <text:list-item>
          <text:p text:style-name="P19">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P8">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text:p>
      <text:p text:style-name="P8">Cependant, cette information n'indique pas clairement la cause d'un problème de performance. Pour en savoir plus, les compteurs matériels du processeur peuvent être utilisés. Les compteurs disponibles varient selon le modèle du processeur. L'outil <text:span text:style-name="technical"><text:span text:style-name="T4">perf</text:span></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text:span text:style-name="T4">méthode d'échantillonnage</text:span>. Il serait beaucoup trop coûteux de générer une interruption pour chaque instruction exécutée.</text:p>
      <text:p text:style-name="Text_20_body">Le tableau <text:sequence-ref text:reference-format="value" text:ref-name="refTable0">1</text:sequence-ref><text:s/>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5">Description</text:p>
          </table:table-cell>
          <table:table-cell table:style-name="Tableau1.B1" office:value-type="string">
            <text:p text:style-name="P5">Commande</text:p>
          </table:table-cell>
        </table:table-row>
        <table:table-row>
          <table:table-cell table:style-name="Tableau1.A2" office:value-type="string">
            <text:p text:style-name="P4">Lister les compteurs disponibles</text:p>
          </table:table-cell>
          <table:table-cell table:style-name="Tableau1.B2" office:value-type="string">
            <text:p text:style-name="P4"><text:span text:style-name="technical">perf list</text:span></text:p>
          </table:table-cell>
        </table:table-row>
        <table:table-row>
          <table:table-cell table:style-name="Tableau1.A2" office:value-type="string">
            <text:p text:style-name="P4">Tracer une application et obtenir les résultats. </text:p>
            <text:p text:style-name="P4">Plusieurs compteurs peuvent être spécifiés.</text:p>
          </table:table-cell>
          <table:table-cell table:style-name="Tableau1.B2" office:value-type="string">
            <text:p text:style-name="P4"><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Text_20_body">Le script <text:span text:style-name="technical">perf-encode.sh</text:span> permet d'obtenir les données de performance. Il nécessite environ 10 minutes d'exécution. Pour obtenir des résultats partiels, exécutez les commandes manuellement. Les fichiers <text:soft-page-break/>produits par le script sont dans le répertoire <text:span text:style-name="technical">results</text:span>. Les résultats de la commande <text:span text:style-name="technical">benchmark</text:span> se 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Vous devez implémenter la fonction <text:span text:style-name="technical">encode_fast</text:span> 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 <text:span text:style-name="technical">make check</text:span>.</text:p>
      <text:p text:style-name="P9">Vous devez porter un diagnostic sur les 7 variantes des routines d'encodage du fichier <text:span text:style-name="technical">algo.c</text:span>. Utilisez la feuille de calcul <text:span text:style-name="T2">analyse-sinoscope.ods</text:span> fournie pour obtenir vos résultats. <text:span text:style-name="T5">Vérifiez que les données importées dans la feuille de calcul sont correctement formatées selon la langue (0.2 vs 0,2). </text:span>Complétez le tableau <text:sequence-ref text:reference-format="value" text:ref-name="refTable1">2</text:sequence-ref><text:s/>à l'aide des résultats. Considérez les données obtenues pour 1 et 2 fils sur des processeurs physiques. <text:span text:style-name="T4">Remettez la feuille de calcul avec votre rapport</text:span>. Soyez bref<text:span text:style-name="T7">s</text:span> et précis. </text:p>
      <text:p text:style-name="Text_20_body">Les données comprennent aussi les résultats dans le cas où deux fils s'exécutent sur le même processeur simultanément, grâce à la technologie <text:span text:style-name="T3">simultaneous multithreading</text:span>, commercialisé sous le nom de <text:span text:style-name="T3">HyperThreading </text:span>par Intel. L'appel à <text:span text:style-name="T3">sched_setaffinity()</text:span>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h text:style-name="question" text:outline-level="2">Résumez l'effet de l'HyperThreading pour les fonctions du programme encode.</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processeur physique?</text:h>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6">Fonction</text:p>
            </table:table-cell>
            <table:table-cell table:style-name="Tableau2.A1" office:value-type="string">
              <text:p text:style-name="P6">Performance affectée à 1 fil?</text:p>
            </table:table-cell>
            <table:table-cell table:style-name="Tableau2.A1" office:value-type="string">
              <text:p text:style-name="P6">Mise à l'échelle affectée?</text:p>
            </table:table-cell>
            <table:table-cell table:style-name="Tableau2.A1" office:value-type="string">
              <text:p text:style-name="P6">Erreur de programmation</text:p>
            </table:table-cell>
            <table:table-cell table:style-name="Tableau2.E1" office:value-type="string">
              <text:p text:style-name="P6">Explication du comportement</text:p>
            </table:table-cell>
          </table:table-row>
        </table:table-header-rows>
        <table:table-row>
          <table:table-cell table:style-name="Tableau2.A2" office:value-type="string">
            <text:p text:style-name="P4"><text:span text:style-name="technical">slow_a</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row>
          <table:table-cell table:style-name="Tableau2.A2" office:value-type="string">
            <text:p text:style-name="P4"><text:span text:style-name="technical">slow_b</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row>
          <table:table-cell table:style-name="Tableau2.A2" office:value-type="string">
            <text:p text:style-name="P4"><text:span text:style-name="technical">slow_c</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row>
          <table:table-cell table:style-name="Tableau2.A2" office:value-type="string">
            <text:p text:style-name="P4"><text:span text:style-name="technical">slow_d</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row>
          <table:table-cell table:style-name="Tableau2.A2" office:value-type="string">
            <text:p text:style-name="P4"><text:span text:style-name="technical">slow_e</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row>
          <table:table-cell table:style-name="Tableau2.A2" office:value-type="string">
            <text:p text:style-name="P4"><text:span text:style-name="technical">slow_f</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
      <text:p text:style-name="Table">Tableau <text:sequence text:ref-name="refTable1" text:name="Table" text:formula="ooow:Table+1" style:num-format="1">2</text:sequence>: Analyse des problèmes de performance</text:p>
      <text:p text:style-name="Text_20_body"/>
      <text:h text:style-name="P12"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2783252531" text:style-name="L2">
        <text:list-item>
          <text:p text:style-name="P11">q : quitter</text:p>
        </text:list-item>
        <text:list-item>
          <text:p text:style-name="P11">1 : utiliser la librairie série</text:p>
        </text:list-item>
        <text:list-item>
          <text:p text:style-name="P11">2 : utiliser la librairie OpenMP à 8 fils</text:p>
        </text:list-item>
        <text:list-item>
          <text:p text:style-name="P11">3 : utiliser la librairie OpenCL</text:p>
        </text:list-item>
        <text:list-item>
          <text:p text:style-name="P11">Espace : activer ou désactiver l'affichage</text:p>
        </text:list-item>
      </text:list>
      <text:p text:style-name="P7">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question"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 </text:h>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égie utiliserez-vous pour trouver efficacement le problème? Une fois le problème trouvé, comparez le nombre d'images par seconde obtenu avant et après la correction du bogue. Expliquez votre démarche, l'erreur et les résultats.</text:h>
          </table:table-cell>
          <table:table-cell table:style-name="Tableau3.B2" office:value-type="string">
            <text:p text:style-name="Text_20_body"/>
          </table:table-cell>
          <table:table-cell table:style-name="Tableau3.C2" office:value-type="string">
            <text:p text:style-name="Text_20_body"><text:s/>/ 4pt</text:p>
          </table:table-cell>
        </table:table-row>
      </table:table>
      <text:p text:style-name="Heading_20_2">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d'initialiser l'environnement OpenCL et de charger le noyau de calcul est déjà implémenté pour sauver du temps. Les commentaires dans le code indiquent la marche à suivre. Faites un court résumé de vos choix d'implémentation. </text:h>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text:soft-page-break/>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10">./src/sinoscope --cmd benchmark --iter 1000000 --width 1 --height 1 –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10">./src/sinoscope --cmd benchmark --iter 5 --width 1024 --height 1024 --taylor 1000</text:p>
      <text:p text:style-name="Text_20_body">Importer les résultats produits dans la feuille de calcul « debit ».</text:p>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Interprétez les résultats obtenus. Remettez le tableur avec vos résultats.</text:h>
          </table:table-cell>
          <table:table-cell table:style-name="Tableau6.B1" office:value-type="string">
            <text:p text:style-name="Text_20_body"/>
          </table:table-cell>
          <table:table-cell table:style-name="Tableau6.C1" office:value-type="string">
            <text:p text:style-name="Text_20_body"><text:s/>/ 4 pt</text:p>
          </table:table-cell>
        </table:table-row>
        <table:table-row>
          <table:table-cell table:style-name="Tableau6.A1" office:value-type="string">
            <text:h text:style-name="question" text:outline-level="2">À partir de quelle superficie d'image vaut-il mieux utiliser OpenCL et la carte graphique à la place du processeur avec OpenMP à 8 fils?</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Dans quelles circonstances utiliseriez-vous OpenMP ou OpenCL? Donnez un exemple.</text:h>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13"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B1&gt;+&lt;Tableau6.B2&gt;+&lt;Tableau6.B3&gt;+&lt;Table3.B4&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1.89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svg:height="1.021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INF8601 – Systèmes parallèles - Laboratoire 2<text:tab/><text:tab/><text:page-number text:select-page="current">7</text:page-number>/<text:page-count>7</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1-09-17T13:42:32</meta:creation-date>
    <meta:editing-duration>PT17H53M34S</meta:editing-duration>
    <meta:editing-cycles>429</meta:editing-cycles>
    <meta:generator>LibreOffice/6.0.6.1$Linux_X86_64 LibreOffice_project/00$Build-1</meta:generator>
    <dc:date>2018-10-15T16:36:02.786742950</dc:date>
    <meta:document-statistic meta:table-count="9" meta:image-count="1" meta:object-count="0" meta:page-count="7" meta:paragraph-count="112" meta:word-count="1668" meta:character-count="10531" meta:non-whitespace-character-count="8994"/>
  </office:meta>
</office:document-meta>
</file>